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/>
      <style:text-properties style:font-name="Georgia" fo:font-size="10.5pt" style:font-size-asian="10.5pt" style:font-name-complex="Times New Roman1" style:font-size-complex="10.5pt"/>
    </style:style>
    <style:style style:name="P3" style:family="paragraph" style:parent-style-name="No_20_Spacing" style:master-page-name="Standard">
      <style:paragraph-properties fo:margin-top="0in" fo:margin-bottom="0in" fo:line-height="100%"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4" style:family="paragraph" style:parent-style-name="No_20_Spacing">
      <style:paragraph-properties fo:margin-top="0in" fo:margin-bottom="0in" fo:line-height="100%"/>
      <style:text-properties style:font-name="Georgia" fo:font-size="10.5pt" style:font-size-asian="10.5pt" style:font-size-complex="10.5pt"/>
    </style:style>
    <style:style style:name="P5" style:family="paragraph" style:parent-style-name="No_20_Spacing">
      <style:paragraph-properties fo:margin-top="0in" fo:margin-bottom="0in" fo:line-height="100%" fo:text-align="center" style:justify-single-word="false"/>
      <style:text-properties style:font-name="Georgia" fo:font-size="10.5pt" style:font-size-asian="10.5pt" style:font-size-complex="10.5pt"/>
    </style:style>
    <style:style style:name="P6" style:family="paragraph" style:parent-style-name="No_20_Spacing">
      <style:paragraph-properties fo:margin-top="0in" fo:margin-bottom="0in" fo:line-height="100%"/>
      <style:text-properties style:font-name="Georgia" fo:font-size="10.5pt" style:font-size-asian="10.5pt" style:font-name-complex="Times New Roman1" style:font-size-complex="10.5pt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-complex="Times New Roman1"/>
    </style:style>
    <style:style style:name="T4" style:family="text">
      <style:text-properties style:font-name="Georgia" style:font-name-complex="Georgia1"/>
    </style:style>
    <style:style style:name="T5" style:family="text">
      <style:text-properties style:font-name-complex="Georgia1"/>
    </style:style>
    <style:style style:name="T6" style:family="text">
      <style:text-properties fo:font-weight="bold" style:font-weight-asian="bold" style:font-name-complex="Georgia1"/>
    </style:style>
    <style:style style:name="T7" style:family="text">
      <style:text-properties fo:font-weight="bold" style:font-weight-asian="bold" style:font-name-complex="Times New Roman1"/>
    </style:style>
    <style:style style:name="T8" style:family="text">
      <style:text-properties fo:font-weight="bold" style:font-weight-asian="bold" style:font-name-complex="Times New Roman1" style:font-weight-complex="bold"/>
    </style:style>
    <style:style style:name="T9" style:family="text">
      <style:text-properties fo:font-weight="normal" style:font-weight-asian="normal" style:font-name-complex="Times New Roman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Meffie’s Surprise</text:span></text:p>
      <text:p text:style-name="P5"><text:span text:style-name="T1"/></text:p>
      <text:p text:style-name="P1"><text:span text:style-name="T6">Introduction:</text:span><text:span text:style-name="T5"> I want to talk about a Biblical situation that you may have never heard of before. It is about a boy that would have been unremarkable and unknown but for King David wanting to honor the man who spent years trying to kill him.</text:span></text:p>
      <text:p text:style-name="P1"><text:span text:style-name="T4"/></text:p>
      <text:p text:style-name="P4"><text:span text:style-name="T7">Read:</text:span><text:span text:style-name="T3"> II Samuel 4:4 &amp; 9:1-13 </text:span><text:span text:style-name="T7">Tell the story!</text:span></text:p>
      <text:p text:style-name="P6"/>
      <text:p text:style-name="P1"><text:span text:style-name="T7">Text:</text:span><text:span text:style-name="T3"> II Samuel 9:13 “...</text:span><text:span text:style-name="T5">he did eat continually at the king's table…”</text:span></text:p>
      <text:p text:style-name="P1"><text:span text:style-name="T4"/></text:p>
      <text:p text:style-name="P1"><text:span text:style-name="T7">I. Crippled by a fall:</text:span><text:span text:style-name="T3"> (by the one he loved the most) as the kings grandson he was raised by his nurse. <text:s/>She was just like a mother to him. <text:s/>She was trying to save his life when she dropped him. She had his best interests in mind when she caused him to become a cripple. <text:s/>Sin is like that we think that we are doing what is in our best interest when sin drops us like a hot potato. <text:s/>Sin is the <text:s/>cause all sorts of disease. <text:s/>Sin causes us to be in prison. <text:s/>Sin breaks up families. <text:s/>Sin is the source of much sorrow.</text:span></text:p>
      <text:p text:style-name="P1"><text:span text:style-name="T2"><text:s text:c="2"/>Do you know someone who's life has been crippled by drugs or other bondages? <text:s/>Perhaps you know someone who cannot keep a job because of selfish interests. <text:s/>Their life has been crippled by a fall and many of them don't even see it.</text:span></text:p>
      <text:p text:style-name="P1"><text:span text:style-name="T2"/></text:p>
      <text:p text:style-name="P1"><text:span text:style-name="T7">II. Sought by a king:</text:span><text:span text:style-name="T9"> The king</text:span><text:span text:style-name="T3"> was looking for him and he didn’t know it. <text:s/>He was moving on with his life and doing quite well for a wanted man. <text:s/>If you had told him that the king was search-ing for him he would have proudly told you that he would never be caught and placed into the prison cell that the king had prepared for him.</text:span></text:p>
      <text:p text:style-name="P1"><text:span text:style-name="T3"><text:s text:c="2"/>How many people are hiding from King Jesus because they fear that He wants to take away their fun? <text:s/>A young person may tell you that they will get saved someday but they want to have a little fun first. <text:s/>Even the Amish provide a time for their children to experience the “fun” that the world offers before they choose if the Amish life is the one for them. <text:s/></text:span></text:p>
      <text:p text:style-name="P1"><text:span text:style-name="T3"/></text:p>
      <text:p text:style-name="P1"><text:span text:style-name="T7">III. Hiding from his savior:</text:span><text:span text:style-name="T3"> (the one who could help him the most). Meffie lived in Lodebar (it was a very poor [ghetto] part of the city). <text:s/>No one would expect a relative of the king to live there. <text:s/>He was safe (only one trusted friend from the past knew where he was and who he was). He was safe here. <text:s/>The king would never get him. <text:s/>He was destined to remain free!</text:span></text:p>
      <text:p text:style-name="P1"><text:span text:style-name="T3"><text:s text:c="2"/>Oh if he only knew that the king only meant him good. <text:s/>If he only understood that the king wanted the best life for him.</text:span></text:p>
      <text:p text:style-name="P1"><text:span text:style-name="T3"/></text:p>
      <text:p text:style-name="P1"><text:span text:style-name="T7">IV. Betrayed by a friend:</text:span><text:span text:style-name="T3"> Do you remember being witnessed to? <text:s/>You may have thought the person was a nut; right? <text:s/>Most of us resisted Christ. <text:s/>You might have been afraid that being a Christian meant that you had to give up all your fun. <text:s/>You couldn’t get drunk anymore. <text:s/>You couldn’t get high any more. <text:s/>You’d have to live celibate (like a monk). <text:s/>How could a reasonable person expect you to live like that? <text:s/>Ziba knew something that Meffie didn’t. <text:s/>Ziba knew that the king wanted to provide an excellent life for Meffie and he was so excited to be the one to give him the good news.</text:span></text:p>
      <text:p text:style-name="P1"><text:span text:style-name="T3"/></text:p>
      <text:p text:style-name="P1"><text:span text:style-name="T8">V. Brought to the king:</text:span><text:span text:style-name="T3"> Ziba told him that the king wanted only good for him but he couldn’t believe it. <text:s/>It went against everything that he had believed up to this point. <text:s/>Meffie listened to the king and suddenly he believed him. <text:s/>He wondered why he had not believed in the king a long time ago. <text:s/>He began to regret that he had never tried to understand the king before. <text:s/>He had been living far beneath the life style that the king was offereing.</text:span></text:p>
      <text:p text:style-name="P1"><text:span text:style-name="T3"/></text:p>
      <text:p text:style-name="P1"><text:span text:style-name="T7">VI. Becomes a son:</text:span><text:span text:style-name="T3"> He has no argument to counter the kings offer so he accepts it. <text:s/>Ziba carries him up to a room that is larger than his whole house. He had forgotten how spacious the palace was. <text:s/>He receives a bath (oh the water is so warm) when he gets out he finds brand new clothes laid out for him (his old rags were gone). <text:s/>At dinner time he is carried down to the dining hall. <text:s/>He sees a table with piles of food. <text:s/>“Oh Ziba, there’s more food than I’ve ever seen.” <text:s/>“Meffie, that’s not our food, that’s for the servants. <text:s/>You are dinning with the king.” <text:s/>The Kings’ table makes the servants table look like a poor man’s meal. <text:s/>As Meffie sits down he is to the right of Bathsheba and across from Joab. <text:s/>He sits right where the kings favorite son would sit. <text:s/>He sees the white linen tablecloth as it falls down over his legs. <text:s/>At this table his crippled legs have disappeared. <text:s/>As long as he sits at the king's table he is no longer seen as a cripple. <text:s/>The righteousness of Christ completely covers his flaws and disabilities. <text:s/>At the table of the Lord there are no crippled, no maimed, and no flawed people at all we are all perfect in Christ!</text:span></text:p>
      <text:p text:style-name="P1"><text:span text:style-name="T3"/></text:p>
      <text:p text:style-name="P1"><text:span text:style-name="T7">Conclude:</text:span><text:span text:style-name="T3"> talk about salvation. You and I were crippled by a fall. <text:s/>We too have hidden from our savior. <text:s/>We thought that He would take away all of our fun. <text:s/>We had no idea that all he wanted for us was that we could enjoy Him and all that He has for us. <text:s/>Altar Call for salvation.</text:span><text:bookmark text:name="_GoBack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4</meta:editing-cycles>
    <meta:creation-date>2014-08-22T23:48:00</meta:creation-date>
    <dc:date>2022-08-07T09:16:02.64</dc:date>
    <meta:editing-duration>PT1H22M57S</meta:editing-duration>
    <meta:generator>OpenOffice/4.1.3$Win32 OpenOffice.org_project/413m1$Build-9783</meta:generator>
    <meta:printed-by>Joel Tice</meta:printed-by>
    <meta:print-date>2022-08-07T09:15:41.99</meta:print-date>
    <meta:document-statistic meta:table-count="0" meta:image-count="0" meta:object-count="0" meta:page-count="1" meta:paragraph-count="14" meta:word-count="923" meta:character-count="47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